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ndingTransportHandlerTests.handleRequestXhr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ndingTransportHandlerTests.frame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SendingTransportHandlerTests.eventSource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ndingTransportHandlerTests.htmlFile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SendingTransport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ndingTransportHandlerTests.handleRequestX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